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10A000000BE23BE42E05C9EA07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16" table:default-cell-style-name="Default"/>
        <table:table-row table:style-name="ro1">
          <table:table-cell/>
          <table:table-cell table:style-name="ce1" table:number-columns-repeated="3"/>
          <table:table-cell table:number-columns-repeated="2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Checklist de la tasca</text:p>
          </table:table-cell>
          <table:covered-table-cell table:number-columns-repeated="2"/>
          <table:covered-table-cell table:number-columns-repeated="5" table:style-name="Default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Exercici</text:p>
          </table:table-cell>
          <table:covered-table-cell table:number-columns-repeated="2"/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ulls de càlcul offline</text:p>
          </table:table-cell>
          <table:covered-table-cell table:number-columns-repeated="2"/>
          <table:table-cell table:style-name="ce2"/>
          <table:table-cell table:number-columns-repeated="21"/>
        </table:table-row>
        <table:table-row table:style-name="ro2">
          <table:table-cell/>
          <table:table-cell table:style-name="ce1" table:number-columns-spanned="1" table:number-rows-spanned="15"/>
          <table:table-cell table:style-name="ce2" office:value-type="string" calcext:value-type="string" table:number-columns-spanned="2" table:number-rows-spanned="1">
            <text:p>1. Personalitzar els fulls de càlcul</text:p>
          </table:table-cell>
          <table:covered-table-cell/>
          <table:table-cell table:style-name="ce2"/>
          <table:table-cell table:number-columns-repeated="21"/>
        </table:table-row>
        <table:table-row table:style-name="ro1">
          <table:table-cell/>
          <table:covered-table-cell/>
          <table:table-cell table:style-name="ce1" table:number-columns-spanned="1" table:number-rows-spanned="2"/>
          <table:table-cell table:style-name="ce2" office:value-type="string" calcext:value-type="string">
            <text:p>1a App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2a App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2. Plantilles</text:p>
          </table:table-cell>
          <table:covered-table-cell/>
          <table:table-cell table:number-columns-repeated="22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table:style-name="ce2" office:value-type="string" calcext:value-type="string">
            <text:p>Checklist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Factura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Quadern de notes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3. Importar / Exportar</text:p>
          </table:table-cell>
          <table:covered-table-cell/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table:style-name="ce2" office:value-type="string" calcext:value-type="string">
            <text:p>Exportar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Importar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Corregides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/>
          <table:table-cell table:number-columns-repeated="22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table:style-name="ce2" office:value-type="string" calcext:value-type="string">
            <text:p>Major &gt; 10?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Parell o Senar?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table:style-name="ce2" office:value-type="string" calcext:value-type="string">
            <text:p>Calculadora de canvis de base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ulls de càlcul online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table:style-name="ce1" table:number-columns-spanned="1" table:number-rows-spanned="20"/>
          <table:table-cell table:style-name="ce2" office:value-type="string" calcext:value-type="string" table:number-columns-spanned="2" table:number-rows-spanned="1">
            <text:p>1. Plantilles</text:p>
          </table:table-cell>
          <table:covered-table-cell/>
          <table:table-cell table:number-columns-repeated="22"/>
        </table:table-row>
        <table:table-row table:style-name="ro1">
          <table:table-cell/>
          <table:covered-table-cell/>
          <table:table-cell table:style-name="ce1" table:number-columns-spanned="1" table:number-rows-spanned="4"/>
          <table:table-cell table:style-name="ce2" office:value-type="string" calcext:value-type="string">
            <text:p>Checklis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Factur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Quadern de not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Llista de notes final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/>
          <table:table-cell table:style-name="ce2" office:value-type="string" calcext:value-type="string" table:number-columns-spanned="2" table:number-rows-spanned="1">
            <text:p>2. Gràfics a partir del quadern de notes</text:p>
          </table:table-cell>
          <table:covered-table-cell/>
          <table:table-cell table:number-columns-repeated="22"/>
        </table:table-row>
        <table:table-row table:style-name="ro2">
          <table:table-cell/>
          <table:covered-table-cell/>
          <table:table-cell table:style-name="ce1" table:number-columns-spanned="1" table:number-rows-spanned="4"/>
          <table:table-cell table:style-name="ce2" office:value-type="string" calcext:value-type="string">
            <text:p>Gràfic de barr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Gràfic circula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Mitjan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Gràfic de líni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/>
          <table:table-cell table:style-name="ce2" office:value-type="string" calcext:value-type="string" table:number-columns-spanned="2" table:number-rows-spanned="1">
            <text:p>3. Document notes finals amb filtres</text:p>
          </table:table-cell>
          <table:covered-table-cell/>
          <table:table-cell table:number-columns-repeated="22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table:style-name="ce2" office:value-type="string" calcext:value-type="string">
            <text:p>Per not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Ordena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Protecció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/>
          <table:table-cell table:number-columns-repeated="22"/>
        </table:table-row>
        <table:table-row table:style-name="ro2">
          <table:table-cell/>
          <table:covered-table-cell/>
          <table:table-cell table:style-name="ce1" table:number-columns-spanned="1" table:number-rows-spanned="2"/>
          <table:table-cell table:style-name="ce2" office:value-type="string" calcext:value-type="string">
            <text:p>Selecció més d'un valo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Enviar correu amb not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5. Formulari</text:p>
          </table:table-cell>
          <table:covered-table-cell/>
          <table:table-cell table:number-columns-repeated="22"/>
        </table:table-row>
        <table:table-row table:style-name="ro1">
          <table:table-cell/>
          <table:covered-table-cell/>
          <table:table-cell table:style-name="ce1" table:number-columns-spanned="1" table:number-rows-spanned="2"/>
          <table:table-cell table:style-name="ce2" office:value-type="string" calcext:value-type="string">
            <text:p>Enquesta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Enviar als company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. Document entregat</text:p>
          </table:table-cell>
          <table:covered-table-cell table:number-columns-repeated="2"/>
          <table:table-cell table:number-columns-repeated="22"/>
        </table:table-row>
        <table:table-row table:style-name="ro2">
          <table:table-cell/>
          <table:table-cell table:style-name="ce1" table:number-columns-spanned="1" table:number-rows-spanned="4"/>
          <table:table-cell table:style-name="ce2" office:value-type="string" calcext:value-type="string" table:number-columns-spanned="2" table:number-rows-spanned="1">
            <text:p>El document té totes les parts correctes</text:p>
          </table:table-cell>
          <table:covered-table-cell/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No hi ha faltes d'ortografia</text:p>
          </table:table-cell>
          <table:covered-table-cell/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/>
          <table:table-cell table:style-name="ce2" office:value-type="string" calcext:value-type="string" table:number-columns-spanned="2" table:number-rows-spanned="1">
            <text:p>S'ha entregat en el temps proposat</text:p>
          </table:table-cell>
          <table:covered-table-cell/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Número de rectificacions fetes</text:p>
          </table:table-cell>
          <table:covered-table-cell/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 table:number-columns-spanned="10" table:number-rows-spanned="1"/>
          <table:covered-table-cell table:number-columns-repeated="3"/>
          <table:covered-table-cell table:number-columns-repeated="6" table:style-name="Default"/>
          <table:table-cell table:number-columns-repeated="16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  <table:table-cell table:number-columns-repeated="16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Total Si:</text:p>
          </table:table-cell>
          <table:table-cell table:style-name="Default" table:formula="of:=COUNTIF([.E$3:.F$45];&quot;Si&quot;)" office:value-type="float" office:value="24" calcext:value-type="float">
            <text:p>24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  <table:table-cell table:number-columns-repeated="16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Total No:</text:p>
          </table:table-cell>
          <table:table-cell table:style-name="Default" table:formula="of:=COUNTIF([.E$3:.F$45];&quot;No&quot;)" office:value-type="float" office:value="38" calcext:value-type="float">
            <text:p>38</text:p>
          </table:table-cell>
          <table:table-cell table:style-name="Default" table:number-columns-repeated="5"/>
          <table:table-cell table:number-columns-repeated="16"/>
        </table:table-row>
        <table:table-row table:style-name="ro1" table:number-rows-repeated="23">
          <table:table-cell table:style-name="Default"/>
          <table:table-cell table:number-columns-repeated="3"/>
          <table:table-cell table:style-name="Default" table:number-columns-repeated="6"/>
          <table:table-cell table:number-columns-repeated="16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  <table:table-cell table:number-columns-repeated="15"/>
          <table:table-cell office:value-type="string" calcext:value-type="string">
            <text:p><text:s text:c="11"/>Checklist de la tasca <text:s text:c="9"/>Exercici <text:s text:c="2"/>Ho he fet? S'ha fet? Està bé? "Número de <text:s/>correccions " "Data Validació Final" <text:s text:c="2"/>Fulls de càlcul offline <text:s text:c="10"/>1. Personalitzar els fulls de càlcul <text:s text:c="10"/>1a App <text:s text:c="9"/>2a App <text:s text:c="8"/>2. Plantilles <text:s text:c="10"/>Checklist <text:s text:c="9"/>Factura <text:s text:c="9"/>Quadern de notes <text:s text:c="8"/>3. Importar / Exportar <text:s text:c="10"/>Exportar <text:s text:c="9"/>Importar <text:s text:c="9"/>Corregides <text:s text:c="8"/>4. Macros <text:s text:c="10"/>Major &gt; 10? <text:s text:c="9"/>Parell o Senar? <text:s text:c="9"/>Calculadora de canvis de base <text:s text:c="7"/>Fulls de càlcul online <text:s text:c="10"/>1. Plantilles <text:s text:c="10"/>Checklist <text:s text:c="9"/>Factura <text:s text:c="9"/>Quadern de notes <text:s text:c="9"/>Llista de notes finals <text:s text:c="8"/>2. Gràfics a partir del quadern de notes <text:s text:c="10"/>Gràfic de barres <text:s text:c="9"/>Gràfic circular <text:s text:c="9"/>Mitjana <text:s text:c="9"/>Gràfic de línies <text:s text:c="8"/>3. Document notes finals amb filtres <text:s text:c="10"/>Per notes <text:s text:c="9"/>Ordenar <text:s text:c="9"/>Protecció <text:s text:c="8"/>4. Macros <text:s text:c="10"/>Selecció més d'un valor <text:s text:c="9"/>Enviar correu amb notes <text:s text:c="8"/>5. Formulari <text:s text:c="10"/>Enquesta <text:s text:c="10"/>Enviar als companys <text:s text:c="7"/>D. Document entregat <text:s text:c="10"/>El document té totes les parts correctes <text:s text:c="9"/>No hi ha faltes d'ortografia <text:s text:c="9"/>S'ha entregat en el temps proposat <text:s text:c="9"/>Número de rectificacions fetes <text:s text:c="16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background-color="transparent" style:writing-mode="lr-tb">
        <style:background-image xlink:href="Pictures/100000000000010A000000BE23BE42E05C9EA07D.jpg" xlink:type="simple" xlink:actuate="onLoad"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8:18:26.886238451</meta:creation-date>
    <meta:editing-duration>PT21M17S</meta:editing-duration>
    <meta:editing-cycles>2</meta:editing-cycles>
    <meta:generator>LibreOffice/7.3.7.2$Linux_X86_64 LibreOffice_project/30$Build-2</meta:generator>
    <dc:date>2022-12-19T09:00:03.024618293</dc:date>
    <meta:document-statistic meta:table-count="1" meta:cell-count="111" meta:object-count="0"/>
  </office:meta>
</office:document-meta>
</file>